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3214691622579724725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40401257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0392246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0399788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328981173289939840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314694669753983484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285086748509285712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476318486482621575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042375515954797954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9163648812028830087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6359087363564960099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22"><text:soft-page-break/>Sat March 9, 2019 <text:span text:style-name="T2">7.5 miles</text:span> </text:p>
      <text:p text:style-name="P23">On a Wise Center Treadmill:</text:p>
      <text:p text:style-name="P22">1 mile in 8:58 and rest 3 minutes</text:p>
      <text:p text:style-name="P22">4 x ½ mile with a ¼ mile jog before each run. The jogs were in about 3:00.</text:p>
      <text:p text:style-name="P22">Times and pulses at the end of <text:s/>½ miles: <text:s/></text:p>
      <text:p text:style-name="P22">4:00 (145), 4:00 (148), 4:00 (152), 3:49 (156)</text:p>
      <text:p text:style-name="P22">1 mile in about 10 minutes and rest a few minutes</text:p>
      <text:p text:style-name="P22"><text:span text:style-name="T2">On the indoor track: </text:span>1 mile of walking and running</text:p>
      <text:p text:style-name="P23">Outside: <text:span text:style-name="T3">1.5 miles including ½ mile uphill in just under 5:00</text:span></text:p>
      <text:p text:style-name="P22">I felt a lot better than yesterday. The effects of my cold are getting less.</text:p>
      <text:p text:style-name="P22"/>
      <text:p text:style-name="P22">Sun March 10, 2019 <text:s/><text:span text:style-name="T2">5 miles</text:span> <text:s/></text:p>
      <text:p text:style-name="P22">I ran 5 miles on a Wise Center treadmill. </text:p>
      <text:p text:style-name="P22">Time: <text:s/>47:30, <text:s/>Every mile was about 9:30.</text:p>
      <text:p text:style-name="P22">Pulses at the end of each mile: 121, 125, 129, 131, 133 bpm</text:p>
      <text:p text:style-name="P22"/>
      <text:p text:style-name="P22">Mon March 11, 2019 <text:span text:style-name="T2">5.5 miles</text:span> <text:s/></text:p>
      <text:p text:style-name="P22"><text:span text:style-name="T2">Warmup:</text:span> ½ mile jog to the Wise Center, 1 mile on a treadmill in 9:00, 4:00 rest</text:p>
      <text:p text:style-name="P22"><text:span text:style-name="T2">Run:</text:span> <text:s/>After a 0.1 mile lead in, I did a 142 bpm test. I held my pulse near 142 bpm and ran 3 miles.</text:p>
      <text:p text:style-name="P22">Mile times and pulses: 8:10 (142), 8:32 (142), 8:43 (142) </text:p>
      <text:p text:style-name="P22">My times were slower today than for previous 142 bpm tests.</text:p>
      <text:p text:style-name="P22"><text:span text:style-name="T2">Warmdown:</text:span> 0.4 miles treadmill warm down in 4:00 and ½ mile jog home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1T20:18:11.15</dc:date>
    <dc:creator>James  Lombardi</dc:creator>
    <meta:editing-duration>P7DT22H26M45S</meta:editing-duration>
    <meta:editing-cycles>712</meta:editing-cycles>
    <meta:generator>OpenOffice/4.1.2$Win32 OpenOffice.org_project/412m3$Build-9782</meta:generator>
    <meta:document-statistic meta:table-count="0" meta:image-count="0" meta:object-count="0" meta:page-count="23" meta:paragraph-count="616" meta:word-count="7989" meta:character-count="39788"/>
  </office:meta>
</office:document-meta>
</file>